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exible configuration allows</text:p>
      <text:p text:style-name="Standard">single or dual POKEY chip</text:p>
      <text:p text:style-name="Standard">Access to all the POKEY channel types (16 bit divider, 8 bit divider with high or low clock rate, 8 bit divider with high pass filter)</text:p>
      <text:p text:style-name="Standard">Control to POKEY distortion</text:p>
      <text:p text:style-name="Standard">Up to four “logical channels” which can be configured as Polyphonic, Mono or Mono Unison, working with groupings of channels from either or both POKEY chips</text:p>
      <text:p text:style-name="Standard"/>
      <text:p text:style-name="Standard">Portmento on Mono/Unison channels</text:p>
      <text:p text:style-name="Standard">Arpeggiation on Mono/Unison channels</text:p>
      <text:p text:style-name="Standard">Detune on Mono/Unison channels (with wide detune range allowing fifths, octaves etc)</text:p>
      <text:p text:style-name="Standard"/>
      <text:p text:style-name="Standard">Modulation engine provides</text:p>
      <text:p text:style-name="Standard"/>
      <text:p text:style-name="Standard">Attack/Release envelope. Configurable amounts can be applied to amplitude, pitch, distortion, highpass filter freq</text:p>
      <text:p text:style-name="Standard"/>
      <text:p text:style-name="Standard">LFO per logical channel with configurable rate and triangle/square/ramp waveform. Configurable amounts can be applied to amplitude, pitch, distortion, highpass filter freq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5-06-22T08:54:57.94</meta:creation-date>
    <dc:date>2015-06-22T09:08:57.51</dc:date>
    <dc:creator>jason hotchkiss</dc:creator>
    <meta:editing-duration>PT13M58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1" meta:word-count="123" meta:character-count="835"/>
  </office:meta>
</office:document-meta>
</file>